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ffff38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8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 style:data-style-name="N2">
      <style:text-properties style:font-name="Liberation Serif"/>
    </style:style>
    <style:style style:name="ce10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104">
      <style:table-cell-properties fo:background-color="#b4c7dc" fo:border="0.74pt solid #000000"/>
      <style:text-properties style:font-name="Liberation Serif"/>
    </style:style>
    <style:style style:name="ce13" style:family="table-cell" style:parent-style-name="Default" style:data-style-name="N2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Apartado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formula="of:=[.A1]+[.B1]" office:value-type="float" office:value="201" calcext:value-type="float">
            <text:p>201</text:p>
          </table:table-cell>
          <table:table-cell table:formula="of:=[.A1]-[.B1]" office:value-type="float" office:value="49" calcext:value-type="float">
            <text:p>49</text:p>
          </table:table-cell>
          <table:table-cell table:formula="of:=[.A1]*[.B1]" office:value-type="float" office:value="9500" calcext:value-type="float">
            <text:p>9500</text:p>
          </table:table-cell>
          <table:table-cell table:formula="of:=[.A1]/[.B1]" office:value-type="float" office:value="1.64473684210526" calcext:value-type="float">
            <text:p>1,64</text:p>
          </table:table-cell>
          <table:table-cell table:formula="of:=[.A1]^(1/2)" office:value-type="float" office:value="11.1803398874989" calcext:value-type="float">
            <text:p>11,18</text:p>
          </table:table-cell>
          <table:table-cell table:formula="of:=[.A1]^3" office:value-type="float" office:value="1953125" calcext:value-type="float">
            <text:p>1953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formula="of:=[.A2]+[.B2]" office:value-type="float" office:value="585" calcext:value-type="float">
            <text:p>585</text:p>
          </table:table-cell>
          <table:table-cell table:formula="of:=[.A2]-[.B2]" office:value-type="float" office:value="329" calcext:value-type="float">
            <text:p>329</text:p>
          </table:table-cell>
          <table:table-cell table:formula="of:=[.A2]*[.B2]" office:value-type="float" office:value="58496" calcext:value-type="float">
            <text:p>58496</text:p>
          </table:table-cell>
          <table:table-cell table:formula="of:=[.A2]/[.B2]" office:value-type="float" office:value="3.5703125" calcext:value-type="float">
            <text:p>3,57</text:p>
          </table:table-cell>
          <table:table-cell table:formula="of:=[.A2]^(1/2)" office:value-type="float" office:value="21.377558326432" calcext:value-type="float">
            <text:p>21,38</text:p>
          </table:table-cell>
          <table:table-cell table:formula="of:=[.A2]^3" office:value-type="float" office:value="95443993" calcext:value-type="float">
            <text:p>9544399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45" calcext:value-type="float">
            <text:p>545</text:p>
          </table:table-cell>
          <table:table-cell table:formula="of:=[.A3]+[.B3]" office:value-type="float" office:value="1334" calcext:value-type="float">
            <text:p>1334</text:p>
          </table:table-cell>
          <table:table-cell table:formula="of:=[.A3]-[.B3]" office:value-type="float" office:value="244" calcext:value-type="float">
            <text:p>244</text:p>
          </table:table-cell>
          <table:table-cell table:formula="of:=[.A3]*[.B3]" office:value-type="float" office:value="430005" calcext:value-type="float">
            <text:p>430005</text:p>
          </table:table-cell>
          <table:table-cell table:formula="of:=[.A3]/[.B3]" office:value-type="float" office:value="1.44770642201835" calcext:value-type="float">
            <text:p>1,45</text:p>
          </table:table-cell>
          <table:table-cell table:formula="of:=[.A3]^(1/2)" office:value-type="float" office:value="28.0891438103763" calcext:value-type="float">
            <text:p>28,09</text:p>
          </table:table-cell>
          <table:table-cell table:formula="of:=[.A3]^3" office:value-type="float" office:value="491169069" calcext:value-type="float">
            <text:p>4911690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table:formula="of:=[.A4]+[.B4]" office:value-type="float" office:value="436" calcext:value-type="float">
            <text:p>436</text:p>
          </table:table-cell>
          <table:table-cell table:formula="of:=[.A4]-[.B4]" office:value-type="float" office:value="-184" calcext:value-type="float">
            <text:p>-184</text:p>
          </table:table-cell>
          <table:table-cell table:formula="of:=[.A4]*[.B4]" office:value-type="float" office:value="39060" calcext:value-type="float">
            <text:p>39060</text:p>
          </table:table-cell>
          <table:table-cell table:formula="of:=[.A4]/[.B4]" office:value-type="float" office:value="0.406451612903226" calcext:value-type="float">
            <text:p>0,41</text:p>
          </table:table-cell>
          <table:table-cell table:formula="of:=[.A4]^(1/2)" office:value-type="float" office:value="11.2249721603218" calcext:value-type="float">
            <text:p>11,22</text:p>
          </table:table-cell>
          <table:table-cell table:formula="of:=[.A4]^3" office:value-type="float" office:value="2000376" calcext:value-type="float">
            <text:p>200037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78" calcext:value-type="float">
            <text:p>178</text:p>
          </table:table-cell>
          <table:table-cell table:formula="of:=[.A5]+[.B5]" office:value-type="float" office:value="1074" calcext:value-type="float">
            <text:p>1074</text:p>
          </table:table-cell>
          <table:table-cell table:formula="of:=[.A5]-[.B5]" office:value-type="float" office:value="718" calcext:value-type="float">
            <text:p>718</text:p>
          </table:table-cell>
          <table:table-cell table:formula="of:=[.A5]*[.B5]" office:value-type="float" office:value="159488" calcext:value-type="float">
            <text:p>159488</text:p>
          </table:table-cell>
          <table:table-cell table:formula="of:=[.A5]/[.B5]" office:value-type="float" office:value="5.03370786516854" calcext:value-type="float">
            <text:p>5,03</text:p>
          </table:table-cell>
          <table:table-cell table:formula="of:=[.A5]^(1/2)" office:value-type="float" office:value="29.9332590941915" calcext:value-type="float">
            <text:p>29,93</text:p>
          </table:table-cell>
          <table:table-cell table:formula="of:=[.A5]^3" office:value-type="float" office:value="719323136" calcext:value-type="float">
            <text:p>719323136</text:p>
          </table:table-cell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artado 2" table:style-name="ta2"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1" table:default-cell-style-name="ce3"/>
        <table:table-row table:style-name="ro1">
          <table:table-cell table:style-name="ce2" table:number-columns-repeated="2"/>
          <table:table-cell table:style-name="ce5" office:value-type="string" calcext:value-type="string">
            <text:p>Suma</text:p>
          </table:table-cell>
          <table:table-cell table:style-name="ce5" office:value-type="string" calcext:value-type="string">
            <text:p>Resta</text:p>
          </table:table-cell>
          <table:table-cell table:style-name="ce5" office:value-type="string" calcext:value-type="string">
            <text:p>Multiplicación</text:p>
          </table:table-cell>
          <table:table-cell table:style-name="ce6" office:value-type="string" calcext:value-type="string">
            <text:p>División</text:p>
          </table:table-cell>
          <table:table-cell table:style-name="ce6" office:value-type="string" calcext:value-type="string">
            <text:p>Raíz</text:p>
          </table:table-cell>
          <table:table-cell table:style-name="ce5" office:value-type="string" calcext:value-type="string">
            <text:p>Al cub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formula="of:=[.A2]+[.B2]" office:value-type="float" office:value="201" calcext:value-type="float">
            <text:p>201</text:p>
          </table:table-cell>
          <table:table-cell table:formula="of:=[.A2]-[.B2]" office:value-type="float" office:value="49" calcext:value-type="float">
            <text:p>49</text:p>
          </table:table-cell>
          <table:table-cell table:formula="of:=[.A2]*[.B2]" office:value-type="float" office:value="9500" calcext:value-type="float">
            <text:p>9500</text:p>
          </table:table-cell>
          <table:table-cell table:formula="of:=[.A2]/[.B2]" office:value-type="float" office:value="1.64473684210526" calcext:value-type="float">
            <text:p>1,64</text:p>
          </table:table-cell>
          <table:table-cell table:formula="of:=[.A2]^(1/2)" office:value-type="float" office:value="11.1803398874989" calcext:value-type="float">
            <text:p>11,18</text:p>
          </table:table-cell>
          <table:table-cell table:formula="of:=[.A2]^3" office:value-type="float" office:value="1953125" calcext:value-type="float">
            <text:p>1953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29" calcext:value-type="float">
            <text:p>329</text:p>
          </table:table-cell>
          <table:table-cell table:formula="of:=[.A3]+[.B3]" office:value-type="float" office:value="786" calcext:value-type="float">
            <text:p>786</text:p>
          </table:table-cell>
          <table:table-cell table:formula="of:=[.A3]-[.B3]" office:value-type="float" office:value="128" calcext:value-type="float">
            <text:p>128</text:p>
          </table:table-cell>
          <table:table-cell table:formula="of:=[.A3]*[.B3]" office:value-type="float" office:value="150353" calcext:value-type="float">
            <text:p>150353</text:p>
          </table:table-cell>
          <table:table-cell table:formula="of:=[.A3]/[.B3]" office:value-type="float" office:value="1.38905775075988" calcext:value-type="float">
            <text:p>1,39</text:p>
          </table:table-cell>
          <table:table-cell table:formula="of:=[.A3]^(1/2)" office:value-type="float" office:value="21.377558326432" calcext:value-type="float">
            <text:p>21,38</text:p>
          </table:table-cell>
          <table:table-cell table:formula="of:=[.A3]^3" office:value-type="float" office:value="95443993" calcext:value-type="float">
            <text:p>9544399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45" calcext:value-type="float">
            <text:p>545</text:p>
          </table:table-cell>
          <table:table-cell table:formula="of:=[.A4]+[.B4]" office:value-type="float" office:value="1334" calcext:value-type="float">
            <text:p>1334</text:p>
          </table:table-cell>
          <table:table-cell table:formula="of:=[.A4]-[.B4]" office:value-type="float" office:value="244" calcext:value-type="float">
            <text:p>244</text:p>
          </table:table-cell>
          <table:table-cell table:formula="of:=[.A4]*[.B4]" office:value-type="float" office:value="430005" calcext:value-type="float">
            <text:p>430005</text:p>
          </table:table-cell>
          <table:table-cell table:formula="of:=[.A4]/[.B4]" office:value-type="float" office:value="1.44770642201835" calcext:value-type="float">
            <text:p>1,45</text:p>
          </table:table-cell>
          <table:table-cell table:formula="of:=[.A4]^(1/2)" office:value-type="float" office:value="28.0891438103763" calcext:value-type="float">
            <text:p>28,09</text:p>
          </table:table-cell>
          <table:table-cell table:formula="of:=[.A4]^3" office:value-type="float" office:value="491169069" calcext:value-type="float">
            <text:p>4911690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table:formula="of:=[.A5]+[.B5]" office:value-type="float" office:value="436" calcext:value-type="float">
            <text:p>436</text:p>
          </table:table-cell>
          <table:table-cell table:formula="of:=[.A5]-[.B5]" office:value-type="float" office:value="-184" calcext:value-type="float">
            <text:p>-184</text:p>
          </table:table-cell>
          <table:table-cell table:formula="of:=[.A5]*[.B5]" office:value-type="float" office:value="39060" calcext:value-type="float">
            <text:p>39060</text:p>
          </table:table-cell>
          <table:table-cell table:formula="of:=[.A5]/[.B5]" office:value-type="float" office:value="0.406451612903226" calcext:value-type="float">
            <text:p>0,41</text:p>
          </table:table-cell>
          <table:table-cell table:formula="of:=[.A5]^(1/2)" office:value-type="float" office:value="11.2249721603218" calcext:value-type="float">
            <text:p>11,22</text:p>
          </table:table-cell>
          <table:table-cell table:formula="of:=[.A5]^3" office:value-type="float" office:value="2000376" calcext:value-type="float">
            <text:p>2000376</text:p>
          </table:table-cell>
        </table:table-row>
        <table:table-row table:style-name="ro1">
          <table:table-cell table:style-name="ce4" office:value-type="float" office:value="896" calcext:value-type="float">
            <text:p>89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[.A6]+[.B6]" office:value-type="float" office:value="1074" calcext:value-type="float">
            <text:p>1074</text:p>
          </table:table-cell>
          <table:table-cell table:style-name="ce4" table:formula="of:=[.A6]-[.B6]" office:value-type="float" office:value="718" calcext:value-type="float">
            <text:p>718</text:p>
          </table:table-cell>
          <table:table-cell table:style-name="ce4" table:formula="of:=[.A6]*[.B6]" office:value-type="float" office:value="159488" calcext:value-type="float">
            <text:p>159488</text:p>
          </table:table-cell>
          <table:table-cell table:style-name="ce8" table:formula="of:=[.A6]/[.B6]" office:value-type="float" office:value="5.03370786516854" calcext:value-type="float">
            <text:p>5,03</text:p>
          </table:table-cell>
          <table:table-cell table:style-name="ce8" table:formula="of:=[.A6]^(1/2)" office:value-type="float" office:value="29.9332590941915" calcext:value-type="float">
            <text:p>29,93</text:p>
          </table:table-cell>
          <table:table-cell table:style-name="ce4" table:formula="of:=[.A6]^3" office:value-type="float" office:value="719323136" calcext:value-type="float">
            <text:p>719323136</text:p>
          </table:table-cell>
        </table:table-row>
      </table:table>
      <table:table table:name="Hoja3" table:style-name="ta3"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2" table:default-cell-style-name="ce3"/>
        <table:table-row table:style-name="ro1">
          <table:table-cell table:style-name="ce2" table:number-columns-repeated="2"/>
          <table:table-cell table:style-name="ce10" office:value-type="string" calcext:value-type="string">
            <text:p>Suma</text:p>
          </table:table-cell>
          <table:table-cell table:style-name="ce10" office:value-type="string" calcext:value-type="string">
            <text:p>Resta</text:p>
          </table:table-cell>
          <table:table-cell table:style-name="ce10" office:value-type="string" calcext:value-type="string">
            <text:p>Multiplicación</text:p>
          </table:table-cell>
          <table:table-cell table:style-name="ce13" office:value-type="string" calcext:value-type="string">
            <text:p>División</text:p>
          </table:table-cell>
          <table:table-cell table:style-name="ce13" office:value-type="string" calcext:value-type="string">
            <text:p>Raíz</text:p>
          </table:table-cell>
          <table:table-cell table:style-name="ce10" office:value-type="string" calcext:value-type="string">
            <text:p>Al cub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style-name="ce11" table:formula="of:=[.A2]+[.B2]" office:value-type="currency" office:currency="EUR" office:value="201" calcext:value-type="currency">
            <text:p>201,00 €</text:p>
          </table:table-cell>
          <table:table-cell table:style-name="ce11" table:formula="of:=[.A2]-[.B2]" office:value-type="currency" office:currency="EUR" office:value="49" calcext:value-type="currency">
            <text:p>49,00 €</text:p>
          </table:table-cell>
          <table:table-cell table:style-name="ce11" table:formula="of:=[.A2]*[.B2]" office:value-type="currency" office:currency="EUR" office:value="9500" calcext:value-type="currency">
            <text:p>9.500,00 €</text:p>
          </table:table-cell>
          <table:table-cell table:style-name="ce11" table:formula="of:=[.A2]/[.B2]" office:value-type="currency" office:currency="EUR" office:value="1.64473684210526" calcext:value-type="currency">
            <text:p>1,64 €</text:p>
          </table:table-cell>
          <table:table-cell table:style-name="ce11" table:formula="of:=[.A2]^(1/2)" office:value-type="currency" office:currency="EUR" office:value="11.1803398874989" calcext:value-type="currency">
            <text:p>11,18 €</text:p>
          </table:table-cell>
          <table:table-cell table:style-name="ce11" table:formula="of:=[.A2]^3" office:value-type="currency" office:currency="EUR" office:value="1953125" calcext:value-type="currency">
            <text:p>1.953.125,00 €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29" calcext:value-type="float">
            <text:p>329</text:p>
          </table:table-cell>
          <table:table-cell table:formula="of:=[.A3]+[.B3]" office:value-type="float" office:value="786" calcext:value-type="float">
            <text:p>786</text:p>
          </table:table-cell>
          <table:table-cell table:formula="of:=[.A3]-[.B3]" office:value-type="float" office:value="128" calcext:value-type="float">
            <text:p>128</text:p>
          </table:table-cell>
          <table:table-cell table:formula="of:=[.A3]*[.B3]" office:value-type="float" office:value="150353" calcext:value-type="float">
            <text:p>150353</text:p>
          </table:table-cell>
          <table:table-cell table:formula="of:=[.A3]/[.B3]" office:value-type="float" office:value="1.38905775075988" calcext:value-type="float">
            <text:p>1,39</text:p>
          </table:table-cell>
          <table:table-cell table:formula="of:=[.A3]^(1/2)" office:value-type="float" office:value="21.377558326432" calcext:value-type="float">
            <text:p>21,38</text:p>
          </table:table-cell>
          <table:table-cell table:formula="of:=[.A3]^3" office:value-type="float" office:value="95443993" calcext:value-type="float">
            <text:p>9544399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45" calcext:value-type="float">
            <text:p>545</text:p>
          </table:table-cell>
          <table:table-cell table:formula="of:=[.A4]+[.B4]" office:value-type="float" office:value="1334" calcext:value-type="float">
            <text:p>1334</text:p>
          </table:table-cell>
          <table:table-cell table:formula="of:=[.A4]-[.B4]" office:value-type="float" office:value="244" calcext:value-type="float">
            <text:p>244</text:p>
          </table:table-cell>
          <table:table-cell table:formula="of:=[.A4]*[.B4]" office:value-type="float" office:value="430005" calcext:value-type="float">
            <text:p>430005</text:p>
          </table:table-cell>
          <table:table-cell table:formula="of:=[.A4]/[.B4]" office:value-type="float" office:value="1.44770642201835" calcext:value-type="float">
            <text:p>1,45</text:p>
          </table:table-cell>
          <table:table-cell table:formula="of:=[.A4]^(1/2)" office:value-type="float" office:value="28.0891438103763" calcext:value-type="float">
            <text:p>28,09</text:p>
          </table:table-cell>
          <table:table-cell table:formula="of:=[.A4]^3" office:value-type="float" office:value="491169069" calcext:value-type="float">
            <text:p>4911690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table:formula="of:=[.A5]+[.B5]" office:value-type="float" office:value="436" calcext:value-type="float">
            <text:p>436</text:p>
          </table:table-cell>
          <table:table-cell table:formula="of:=[.A5]-[.B5]" office:value-type="float" office:value="-184" calcext:value-type="float">
            <text:p>-184</text:p>
          </table:table-cell>
          <table:table-cell table:formula="of:=[.A5]*[.B5]" office:value-type="float" office:value="39060" calcext:value-type="float">
            <text:p>39060</text:p>
          </table:table-cell>
          <table:table-cell table:formula="of:=[.A5]/[.B5]" office:value-type="float" office:value="0.406451612903226" calcext:value-type="float">
            <text:p>0,41</text:p>
          </table:table-cell>
          <table:table-cell table:formula="of:=[.A5]^(1/2)" office:value-type="float" office:value="11.2249721603218" calcext:value-type="float">
            <text:p>11,22</text:p>
          </table:table-cell>
          <table:table-cell table:formula="of:=[.A5]^3" office:value-type="float" office:value="2000376" calcext:value-type="float">
            <text:p>2000376</text:p>
          </table:table-cell>
        </table:table-row>
        <table:table-row table:style-name="ro1">
          <table:table-cell table:style-name="ce4" office:value-type="float" office:value="896" calcext:value-type="float">
            <text:p>89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[.A6]+[.B6]" office:value-type="float" office:value="1074" calcext:value-type="float">
            <text:p>1074</text:p>
          </table:table-cell>
          <table:table-cell table:style-name="ce4" table:formula="of:=[.A6]-[.B6]" office:value-type="float" office:value="718" calcext:value-type="float">
            <text:p>718</text:p>
          </table:table-cell>
          <table:table-cell table:style-name="ce4" table:formula="of:=[.A6]*[.B6]" office:value-type="float" office:value="159488" calcext:value-type="float">
            <text:p>159488</text:p>
          </table:table-cell>
          <table:table-cell table:style-name="ce8" table:formula="of:=[.A6]/[.B6]" office:value-type="float" office:value="5.03370786516854" calcext:value-type="float">
            <text:p>5,03</text:p>
          </table:table-cell>
          <table:table-cell table:style-name="ce8" table:formula="of:=[.A6]^(1/2)" office:value-type="float" office:value="29.9332590941915" calcext:value-type="float">
            <text:p>29,93</text:p>
          </table:table-cell>
          <table:table-cell table:style-name="ce4" table:formula="of:=[.A6]^3" office:value-type="float" office:value="719323136" calcext:value-type="float">
            <text:p>719323136</text:p>
          </table:table-cell>
        </table:table-row>
        <table:table-row table:style-name="ro1">
          <table:table-cell table:style-name="ce9" table:number-columns-repeated="2"/>
          <table:table-cell table:style-name="ce12" table:formula="of:=SUM([.C2:.C6])" office:value-type="currency" office:currency="EUR" office:value="3831" calcext:value-type="currency">
            <text:p>3.831,00 €</text:p>
          </table:table-cell>
          <table:table-cell table:style-name="ce12" table:formula="of:=SUM([.D2:.D6])" office:value-type="currency" office:currency="EUR" office:value="955" calcext:value-type="currency">
            <text:p>955,00 €</text:p>
          </table:table-cell>
          <table:table-cell table:style-name="ce12" table:formula="of:=SUM([.E2:.E6])" office:value-type="currency" office:currency="EUR" office:value="788406" calcext:value-type="currency">
            <text:p>788.406,00 €</text:p>
          </table:table-cell>
          <table:table-cell table:style-name="ce12" table:formula="of:=SUM([.F2:.F6])" office:value-type="currency" office:currency="EUR" office:value="9.92166049295526" calcext:value-type="currency">
            <text:p>9,92 €</text:p>
          </table:table-cell>
          <table:table-cell table:style-name="ce12" table:formula="of:=SUM([.G2:.G6])" office:value-type="currency" office:currency="EUR" office:value="101.805273278821" calcext:value-type="currency">
            <text:p>101,81 €</text:p>
          </table:table-cell>
          <table:table-cell table:style-name="ce12" table:formula="of:=SUM([.H2:.H6])" office:value-type="currency" office:currency="EUR" office:value="1309889699" calcext:value-type="currency">
            <text:p>1.309.889.699,00 €</text:p>
          </table:table-cell>
        </table:table-row>
      </table:table>
      <table:table table:name="Hoja4" table:style-name="ta4">
        <table:table-column table:style-name="co1" table:number-columns-repeated="8" table:default-cell-style-name="ce14"/>
        <table:table-row table:style-name="ro1">
          <table:table-cell table:formula="of:=[$Apartado1.A1]" office:value-type="float" office:value="125" calcext:value-type="float">
            <text:p>125</text:p>
          </table:table-cell>
          <table:table-cell table:formula="of:=[$Apartado1.B1]" office:value-type="float" office:value="76" calcext:value-type="float">
            <text:p>76</text:p>
          </table:table-cell>
          <table:table-cell table:formula="of:=[$Apartado1.C1]" office:value-type="float" office:value="201" calcext:value-type="float">
            <text:p>201</text:p>
          </table:table-cell>
          <table:table-cell table:formula="of:=[$Apartado1.D1]" office:value-type="float" office:value="49" calcext:value-type="float">
            <text:p>49</text:p>
          </table:table-cell>
          <table:table-cell table:formula="of:=[$Apartado1.E1]" office:value-type="float" office:value="9500" calcext:value-type="float">
            <text:p>9500</text:p>
          </table:table-cell>
          <table:table-cell table:formula="of:=[$Apartado1.F1]" office:value-type="float" office:value="1.64473684210526" calcext:value-type="float">
            <text:p>2</text:p>
          </table:table-cell>
          <table:table-cell table:formula="of:=[$Apartado1.G1]" office:value-type="float" office:value="11.1803398874989" calcext:value-type="float">
            <text:p>11</text:p>
          </table:table-cell>
          <table:table-cell table:formula="of:=[$Apartado1.H1]" office:value-type="float" office:value="1953125" calcext:value-type="float">
            <text:p>1953125</text:p>
          </table:table-cell>
        </table:table-row>
        <table:table-row table:style-name="ro1">
          <table:table-cell table:formula="of:=[$Apartado1.A2]" office:value-type="float" office:value="457" calcext:value-type="float">
            <text:p>457</text:p>
          </table:table-cell>
          <table:table-cell table:formula="of:=[$Apartado1.B2]" office:value-type="float" office:value="128" calcext:value-type="float">
            <text:p>128</text:p>
          </table:table-cell>
          <table:table-cell table:formula="of:=[$Apartado1.C2]" office:value-type="float" office:value="585" calcext:value-type="float">
            <text:p>585</text:p>
          </table:table-cell>
          <table:table-cell table:formula="of:=[$Apartado1.D2]" office:value-type="float" office:value="329" calcext:value-type="float">
            <text:p>329</text:p>
          </table:table-cell>
          <table:table-cell table:formula="of:=[$Apartado1.E2]" office:value-type="float" office:value="58496" calcext:value-type="float">
            <text:p>58496</text:p>
          </table:table-cell>
          <table:table-cell table:formula="of:=[$Apartado1.F2]" office:value-type="float" office:value="3.5703125" calcext:value-type="float">
            <text:p>4</text:p>
          </table:table-cell>
          <table:table-cell table:formula="of:=[$Apartado1.G2]" office:value-type="float" office:value="21.377558326432" calcext:value-type="float">
            <text:p>21</text:p>
          </table:table-cell>
          <table:table-cell table:formula="of:=[$Apartado1.H2]" office:value-type="float" office:value="95443993" calcext:value-type="float">
            <text:p>95443993</text:p>
          </table:table-cell>
        </table:table-row>
        <table:table-row table:style-name="ro1">
          <table:table-cell table:formula="of:=[$Apartado1.A3]" office:value-type="float" office:value="789" calcext:value-type="float">
            <text:p>789</text:p>
          </table:table-cell>
          <table:table-cell table:formula="of:=[$Apartado1.B3]" office:value-type="float" office:value="545" calcext:value-type="float">
            <text:p>545</text:p>
          </table:table-cell>
          <table:table-cell table:formula="of:=[$Apartado1.C3]" office:value-type="float" office:value="1334" calcext:value-type="float">
            <text:p>1334</text:p>
          </table:table-cell>
          <table:table-cell table:formula="of:=[$Apartado1.D3]" office:value-type="float" office:value="244" calcext:value-type="float">
            <text:p>244</text:p>
          </table:table-cell>
          <table:table-cell table:formula="of:=[$Apartado1.E3]" office:value-type="float" office:value="430005" calcext:value-type="float">
            <text:p>430005</text:p>
          </table:table-cell>
          <table:table-cell table:formula="of:=[$Apartado1.F3]" office:value-type="float" office:value="1.44770642201835" calcext:value-type="float">
            <text:p>1</text:p>
          </table:table-cell>
          <table:table-cell table:formula="of:=[$Apartado1.G3]" office:value-type="float" office:value="28.0891438103763" calcext:value-type="float">
            <text:p>28</text:p>
          </table:table-cell>
          <table:table-cell table:formula="of:=[$Apartado1.H3]" office:value-type="float" office:value="491169069" calcext:value-type="float">
            <text:p>491169069</text:p>
          </table:table-cell>
        </table:table-row>
        <table:table-row table:style-name="ro1">
          <table:table-cell table:formula="of:=[$Apartado1.A4]" office:value-type="float" office:value="126" calcext:value-type="float">
            <text:p>126</text:p>
          </table:table-cell>
          <table:table-cell table:formula="of:=[$Apartado1.B4]" office:value-type="float" office:value="310" calcext:value-type="float">
            <text:p>310</text:p>
          </table:table-cell>
          <table:table-cell table:formula="of:=[$Apartado1.C4]" office:value-type="float" office:value="436" calcext:value-type="float">
            <text:p>436</text:p>
          </table:table-cell>
          <table:table-cell table:formula="of:=[$Apartado1.D4]" office:value-type="float" office:value="-184" calcext:value-type="float">
            <text:p>-184</text:p>
          </table:table-cell>
          <table:table-cell table:formula="of:=[$Apartado1.E4]" office:value-type="float" office:value="39060" calcext:value-type="float">
            <text:p>39060</text:p>
          </table:table-cell>
          <table:table-cell table:formula="of:=[$Apartado1.F4]" office:value-type="float" office:value="0.406451612903226" calcext:value-type="float">
            <text:p>0</text:p>
          </table:table-cell>
          <table:table-cell table:formula="of:=[$Apartado1.G4]" office:value-type="float" office:value="11.2249721603218" calcext:value-type="float">
            <text:p>11</text:p>
          </table:table-cell>
          <table:table-cell table:formula="of:=[$Apartado1.H4]" office:value-type="float" office:value="2000376" calcext:value-type="float">
            <text:p>2000376</text:p>
          </table:table-cell>
        </table:table-row>
        <table:table-row table:style-name="ro1">
          <table:table-cell table:formula="of:=[$Apartado1.A5]" office:value-type="float" office:value="896" calcext:value-type="float">
            <text:p>896</text:p>
          </table:table-cell>
          <table:table-cell table:formula="of:=[$Apartado1.B5]" office:value-type="float" office:value="178" calcext:value-type="float">
            <text:p>178</text:p>
          </table:table-cell>
          <table:table-cell table:formula="of:=[$Apartado1.C5]" office:value-type="float" office:value="1074" calcext:value-type="float">
            <text:p>1074</text:p>
          </table:table-cell>
          <table:table-cell table:formula="of:=[$Apartado1.D5]" office:value-type="float" office:value="718" calcext:value-type="float">
            <text:p>718</text:p>
          </table:table-cell>
          <table:table-cell table:formula="of:=[$Apartado1.E5]" office:value-type="float" office:value="159488" calcext:value-type="float">
            <text:p>159488</text:p>
          </table:table-cell>
          <table:table-cell table:formula="of:=[$Apartado1.F5]" office:value-type="float" office:value="5.03370786516854" calcext:value-type="float">
            <text:p>5</text:p>
          </table:table-cell>
          <table:table-cell table:formula="of:=[$Apartado1.G5]" office:value-type="float" office:value="29.9332590941915" calcext:value-type="float">
            <text:p>30</text:p>
          </table:table-cell>
          <table:table-cell table:formula="of:=[$Apartado1.H5]" office:value-type="float" office:value="719323136" calcext:value-type="float">
            <text:p>719323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decimal-places="0" number:min-integer-digits="1"/>
    </number:number-style>
    <number:number-style style:name="N105">
      <style:text-properties fo:color="#ff0000"/>
      <number:text>-</number:text>
      <number:number number:decimal-places="0" number:min-decimal-places="0" number:min-integer-digits="1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/>
    </number:number-style>
    <number:number-style style:name="N106">
      <style:text-properties fo:color="#ff0000"/>
      <number:text>-</number:text>
      <number:number number:decimal-places="2" number:min-decimal-places="2" number:min-integer-digits="1"/>
      <style:map style:condition="value()&gt;=0" style:apply-style-name="N10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8T15:24:33.670000000</meta:creation-date>
    <dc:date>2022-10-28T15:58:30.966000000</dc:date>
    <meta:editing-duration>PT33M58S</meta:editing-duration>
    <meta:editing-cycles>1</meta:editing-cycles>
    <meta:document-statistic meta:table-count="4" meta:cell-count="178" meta:object-count="0"/>
    <meta:generator>LibreOffice/7.4.2.3$Windows_X86_64 LibreOffice_project/382eef1f22670f7f4118c8c2dd222ec7ad009daf</meta:generator>
  </office:meta>
</office:document-meta>
</file>